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use-window-font-color="true" fo:language="en" fo:country="US" officeooo:rsid="00318ed6" officeooo:paragraph-rsid="00318ed6"/>
    </style:style>
    <style:style style:name="P2" style:family="paragraph" style:parent-style-name="Text_20_body">
      <style:text-properties style:use-window-font-color="true" fo:language="en" fo:country="US" officeooo:paragraph-rsid="00797115"/>
    </style:style>
    <style:style style:name="P3" style:family="paragraph" style:parent-style-name="Text_20_body">
      <style:text-properties style:use-window-font-color="true" fo:language="en" fo:country="US" officeooo:rsid="0059de9a" officeooo:paragraph-rsid="0074c792"/>
    </style:style>
    <style:style style:name="P4" style:family="paragraph" style:parent-style-name="Text_20_body">
      <style:text-properties fo:language="en" fo:country="US" officeooo:paragraph-rsid="008db0ec"/>
    </style:style>
    <style:style style:name="P5" style:family="paragraph" style:parent-style-name="Text_20_body">
      <style:text-properties officeooo:paragraph-rsid="0085b31a"/>
    </style:style>
    <style:style style:name="P6" style:family="paragraph" style:parent-style-name="Text_20_body">
      <style:text-properties style:use-window-font-color="true" fo:language="en" fo:country="US" officeooo:rsid="0038293e" officeooo:paragraph-rsid="00481a2b"/>
    </style:style>
    <style:style style:name="P7" style:family="paragraph" style:parent-style-name="Text_20_body">
      <style:text-properties style:use-window-font-color="true" fo:language="en" fo:country="US"/>
    </style:style>
    <style:style style:name="P8" style:family="paragraph" style:parent-style-name="Text_20_body">
      <style:text-properties style:use-window-font-color="true" fo:language="en" fo:country="US" officeooo:rsid="00318ed6" officeooo:paragraph-rsid="00318ed6"/>
    </style:style>
    <style:style style:name="P9" style:family="paragraph" style:parent-style-name="Text_20_body">
      <style:text-properties style:use-window-font-color="true" fo:language="en" fo:country="US" officeooo:rsid="00318ed6" officeooo:paragraph-rsid="00481a2b"/>
    </style:style>
    <style:style style:name="P10" style:family="paragraph" style:parent-style-name="Text_20_body">
      <style:text-properties style:use-window-font-color="true" fo:language="en" fo:country="US" officeooo:paragraph-rsid="00797115"/>
    </style:style>
    <style:style style:name="P11" style:family="paragraph" style:parent-style-name="Text_20_body">
      <style:text-properties style:use-window-font-color="true" fo:language="en" fo:country="US" officeooo:rsid="0059de9a" officeooo:paragraph-rsid="0072ed61"/>
    </style:style>
    <style:style style:name="P12" style:family="paragraph" style:parent-style-name="Text_20_body">
      <style:text-properties style:use-window-font-color="true" fo:language="en" fo:country="US" officeooo:rsid="0059de9a" officeooo:paragraph-rsid="008db0ec"/>
    </style:style>
    <style:style style:name="P13" style:family="paragraph" style:parent-style-name="Text_20_body">
      <style:text-properties style:use-window-font-color="true" fo:language="en" fo:country="US" officeooo:rsid="0038293e" officeooo:paragraph-rsid="00481a2b"/>
    </style:style>
    <style:style style:name="P14" style:family="paragraph" style:parent-style-name="Text_20_body">
      <style:text-properties style:use-window-font-color="true" fo:language="en" fo:country="US" officeooo:paragraph-rsid="007de95d"/>
    </style:style>
    <style:style style:name="P15" style:family="paragraph" style:parent-style-name="Text_20_body">
      <style:text-properties style:use-window-font-color="true" fo:language="en" fo:country="US" officeooo:paragraph-rsid="00877594"/>
    </style:style>
    <style:style style:name="P16" style:family="paragraph" style:parent-style-name="Text_20_body">
      <style:text-properties style:use-window-font-color="true" fo:language="en" fo:country="US" officeooo:paragraph-rsid="00891e8c"/>
    </style:style>
    <style:style style:name="P17" style:family="paragraph" style:parent-style-name="Text_20_body">
      <style:text-properties style:use-window-font-color="true" officeooo:rsid="00349dfb" officeooo:paragraph-rsid="00349dfb"/>
    </style:style>
    <style:style style:name="P18" style:family="paragraph" style:parent-style-name="Text_20_body">
      <style:text-properties fo:language="en" fo:country="US"/>
    </style:style>
    <style:style style:name="P19" style:family="paragraph" style:parent-style-name="Text_20_body">
      <style:text-properties fo:language="en" fo:country="US" officeooo:paragraph-rsid="008db0ec"/>
    </style:style>
    <style:style style:name="P20" style:family="paragraph" style:parent-style-name="Text_20_body">
      <style:text-properties officeooo:rsid="004c9699" officeooo:paragraph-rsid="004c9699"/>
    </style:style>
    <style:style style:name="P21" style:family="paragraph" style:parent-style-name="Text_20_body">
      <style:text-properties officeooo:rsid="004c9699" officeooo:paragraph-rsid="007de95d"/>
    </style:style>
    <style:style style:name="P22" style:family="paragraph" style:parent-style-name="Text_20_body">
      <style:text-properties officeooo:paragraph-rsid="002f1bfe"/>
    </style:style>
    <style:style style:name="P23" style:family="paragraph" style:parent-style-name="Heading_20_1">
      <style:text-properties style:use-window-font-color="true" fo:language="en" fo:country="US" officeooo:paragraph-rsid="0079b1c9"/>
    </style:style>
    <style:style style:name="P24" style:family="paragraph" style:parent-style-name="Heading_20_2">
      <style:text-properties style:use-window-font-color="true" fo:language="en" fo:country="US"/>
    </style:style>
    <style:style style:name="P25" style:family="paragraph" style:parent-style-name="Heading_20_2">
      <style:text-properties style:use-window-font-color="true" fo:language="en" fo:country="US" officeooo:rsid="003c4a52" officeooo:paragraph-rsid="003c4a52"/>
    </style:style>
    <style:style style:name="P26" style:family="paragraph" style:parent-style-name="Heading_20_2">
      <style:text-properties style:use-window-font-color="true" fo:language="en" fo:country="US" officeooo:rsid="00481a2b"/>
    </style:style>
    <style:style style:name="P27" style:family="paragraph" style:parent-style-name="Heading_20_2">
      <style:text-properties officeooo:paragraph-rsid="007de95d"/>
    </style:style>
    <style:style style:name="P28" style:family="paragraph" style:parent-style-name="Text_20_body">
      <style:text-properties style:use-window-font-color="true" fo:language="en" fo:country="US" officeooo:rsid="005b0f90" officeooo:paragraph-rsid="008db0ec" fo:background-color="#ffff00"/>
    </style:style>
    <style:style style:name="P29" style:family="paragraph" style:parent-style-name="Text_20_body" style:list-style-name="L1">
      <style:text-properties style:use-window-font-color="true" fo:language="en" fo:country="US"/>
    </style:style>
    <style:style style:name="P30" style:family="paragraph" style:parent-style-name="Text_20_body" style:list-style-name="L1">
      <style:text-properties style:use-window-font-color="true" fo:language="en" fo:country="US" officeooo:paragraph-rsid="003c4a52"/>
    </style:style>
    <style:style style:name="P31" style:family="paragraph" style:parent-style-name="Text_20_body" style:list-style-name="L1">
      <style:text-properties style:use-window-font-color="true" fo:language="en" fo:country="US" officeooo:paragraph-rsid="006ee0ad"/>
    </style:style>
    <style:style style:name="P32" style:family="paragraph" style:parent-style-name="Text_20_body" style:list-style-name="L1">
      <style:text-properties style:use-window-font-color="true" fo:language="en" fo:country="US" officeooo:paragraph-rsid="008d1281"/>
    </style:style>
    <style:style style:name="P33" style:family="paragraph" style:parent-style-name="Text_20_body" style:list-style-name="L1">
      <style:text-properties style:use-window-font-color="true" fo:language="en" fo:country="US" officeooo:rsid="0041aeab" officeooo:paragraph-rsid="003db7b7"/>
    </style:style>
    <style:style style:name="P34" style:family="paragraph" style:parent-style-name="Text_20_body" style:list-style-name="L1">
      <style:text-properties style:use-window-font-color="true" fo:language="en" fo:country="US" officeooo:rsid="004fb46e" officeooo:paragraph-rsid="006ee0ad"/>
    </style:style>
    <style:style style:name="P35" style:family="paragraph" style:parent-style-name="Text_20_body" style:list-style-name="L2">
      <style:text-properties style:use-window-font-color="true" fo:language="en" fo:country="US"/>
    </style:style>
    <style:style style:name="P36" style:family="paragraph" style:parent-style-name="Text_20_body" style:list-style-name="L2">
      <style:text-properties style:use-window-font-color="true" fo:language="en" fo:country="US" officeooo:paragraph-rsid="0036062f"/>
    </style:style>
    <style:style style:name="P37" style:family="paragraph" style:parent-style-name="Text_20_body" style:list-style-name="L2">
      <style:text-properties style:use-window-font-color="true" fo:language="en" fo:country="US" officeooo:paragraph-rsid="007de95d"/>
    </style:style>
    <style:style style:name="P38" style:family="paragraph" style:parent-style-name="Text_20_body" style:list-style-name="L2">
      <style:text-properties style:use-window-font-color="true" fo:language="en" fo:country="US" officeooo:rsid="00349dfb" officeooo:paragraph-rsid="00349dfb"/>
    </style:style>
    <style:style style:name="P39" style:family="paragraph" style:parent-style-name="Text_20_body" style:list-style-name="L3">
      <style:text-properties style:use-window-font-color="true" fo:language="en" fo:country="US" officeooo:rsid="002f1bfe" officeooo:paragraph-rsid="007de95d"/>
    </style:style>
    <style:style style:name="P40" style:family="paragraph" style:parent-style-name="Text_20_body" style:list-style-name="L2">
      <style:text-properties style:use-window-font-color="true" fo:language="en" fo:country="US" officeooo:rsid="0038293e" officeooo:paragraph-rsid="007de95d"/>
    </style:style>
    <style:style style:name="P41" style:family="paragraph" style:parent-style-name="Text_20_body">
      <style:text-properties style:use-window-font-color="true" fo:language="en" fo:country="US" officeooo:rsid="0038293e" officeooo:paragraph-rsid="00481a2b"/>
    </style:style>
    <style:style style:name="P42" style:family="paragraph" style:parent-style-name="Text_20_body" style:list-style-name="L2">
      <style:text-properties style:use-window-font-color="true" fo:language="en" fo:country="US" officeooo:rsid="0051b402" officeooo:paragraph-rsid="007de95d"/>
    </style:style>
    <style:style style:name="P43" style:family="paragraph" style:parent-style-name="Text_20_body">
      <style:text-properties style:use-window-font-color="true" fo:language="en" fo:country="US" officeooo:rsid="0059de9a" officeooo:paragraph-rsid="0074c792"/>
    </style:style>
    <style:style style:name="P44" style:family="paragraph" style:parent-style-name="Text_20_body">
      <style:text-properties style:use-window-font-color="true" fo:language="en" fo:country="US" officeooo:rsid="00318ed6" officeooo:paragraph-rsid="00318ed6"/>
    </style:style>
    <style:style style:name="P45" style:family="paragraph" style:parent-style-name="Text_20_body">
      <style:text-properties style:use-window-font-color="true" fo:language="en" fo:country="US" officeooo:paragraph-rsid="00797115"/>
    </style:style>
    <style:style style:name="P46" style:family="paragraph" style:parent-style-name="Text_20_body" style:list-style-name="L1">
      <style:text-properties officeooo:paragraph-rsid="0052fc81"/>
    </style:style>
    <style:style style:name="P47" style:family="paragraph" style:parent-style-name="Text_20_body" style:list-style-name="L1">
      <style:text-properties officeooo:paragraph-rsid="0085b31a"/>
    </style:style>
    <style:style style:name="P48" style:family="paragraph" style:parent-style-name="Text_20_body" style:list-style-name="L2">
      <style:text-properties officeooo:paragraph-rsid="007c5925"/>
    </style:style>
    <style:style style:name="P49" style:family="paragraph" style:parent-style-name="Text_20_body">
      <style:text-properties fo:language="en" fo:country="US" officeooo:paragraph-rsid="008db0ec"/>
    </style:style>
    <style:style style:name="P50" style:family="paragraph" style:parent-style-name="Text_20_body">
      <style:text-properties officeooo:paragraph-rsid="0085b31a"/>
    </style:style>
    <style:style style:name="T1" style:family="text">
      <style:text-properties officeooo:rsid="006c008b"/>
    </style:style>
    <style:style style:name="T2" style:family="text">
      <style:text-properties style:use-window-font-color="true" officeooo:rsid="0059de9a" fo:background-color="#ffff00" loext:char-shading-value="0"/>
    </style:style>
    <style:style style:name="T3" style:family="text">
      <style:text-properties style:use-window-font-color="true" fo:language="en" fo:country="US" officeooo:rsid="00556e2b"/>
    </style:style>
    <style:style style:name="T4" style:family="text">
      <style:text-properties style:use-window-font-color="true" fo:language="en" fo:country="US" fo:font-style="italic" officeooo:rsid="00556e2b" fo:background-color="#ffff00" loext:char-shading-value="0" style:font-style-asian="italic" style:font-style-complex="italic"/>
    </style:style>
    <style:style style:name="T5" style:family="text">
      <style:text-properties officeooo:rsid="00840d51" fo:background-color="#ffff00" loext:char-shading-value="0"/>
    </style:style>
    <style:style style:name="T6" style:family="text">
      <style:text-properties officeooo:rsid="00840d51"/>
    </style:style>
    <style:style style:name="T7" style:family="text">
      <style:text-properties officeooo:rsid="006c008b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officeooo:rsid="0059de9a" fo:background-color="#ffff00" loext:char-shading-value="0"/>
    </style:style>
    <style:style style:name="T10" style:family="text">
      <style:text-properties style:use-window-font-color="true" officeooo:rsid="008e6ad1" fo:background-color="#ffff00" loext:char-shading-value="0"/>
    </style:style>
    <style:style style:name="T11" style:family="text">
      <style:text-properties style:use-window-font-color="true" fo:language="en" fo:country="US"/>
    </style:style>
    <style:style style:name="T12" style:family="text">
      <style:text-properties style:use-window-font-color="true" fo:language="en" fo:country="US" officeooo:rsid="00556e2b"/>
    </style:style>
    <style:style style:name="T13" style:family="text">
      <style:text-properties style:use-window-font-color="true" fo:language="en" fo:country="US" officeooo:rsid="0052fc81"/>
    </style:style>
    <style:style style:name="T14" style:family="text">
      <style:text-properties style:use-window-font-color="true" fo:language="en" fo:country="US" officeooo:rsid="003e83f0"/>
    </style:style>
    <style:style style:name="T15" style:family="text">
      <style:text-properties style:use-window-font-color="true" fo:language="en" fo:country="US" officeooo:rsid="00891e8c"/>
    </style:style>
    <style:style style:name="T16" style:family="text">
      <style:text-properties style:use-window-font-color="true" fo:language="en" fo:country="US" officeooo:rsid="002f1bfe"/>
    </style:style>
    <style:style style:name="T17" style:family="text">
      <style:text-properties style:use-window-font-color="true" fo:language="en" fo:country="US" officeooo:rsid="00430258"/>
    </style:style>
    <style:style style:name="T18" style:family="text">
      <style:text-properties style:use-window-font-color="true" fo:language="en" fo:country="US" officeooo:rsid="0053925c"/>
    </style:style>
    <style:style style:name="T19" style:family="text">
      <style:text-properties style:use-window-font-color="true" fo:language="en" fo:country="US" officeooo:rsid="003db7b7"/>
    </style:style>
    <style:style style:name="T20" style:family="text">
      <style:text-properties style:use-window-font-color="true" fo:language="en" fo:country="US" officeooo:rsid="004c9699"/>
    </style:style>
    <style:style style:name="T21" style:family="text">
      <style:text-properties style:use-window-font-color="true" fo:language="en" fo:country="US" officeooo:rsid="002c68fc"/>
    </style:style>
    <style:style style:name="T22" style:family="text">
      <style:text-properties style:use-window-font-color="true" fo:language="en" fo:country="US" officeooo:rsid="004fb46e"/>
    </style:style>
    <style:style style:name="T23" style:family="text">
      <style:text-properties style:use-window-font-color="true" fo:language="en" fo:country="US" fo:font-style="italic" officeooo:rsid="007a2a43" fo:background-color="#ffff00" loext:char-shading-value="0" style:font-style-asian="italic" style:font-style-complex="italic"/>
    </style:style>
    <style:style style:name="T24" style:family="text">
      <style:text-properties style:use-window-font-color="true" fo:language="en" fo:country="US" fo:font-style="italic" officeooo:rsid="00556e2b" fo:background-color="#ffff00" loext:char-shading-value="0" style:font-style-asian="italic" style:font-style-complex="italic"/>
    </style:style>
    <style:style style:name="T25" style:family="text">
      <style:text-properties style:use-window-font-color="true" fo:language="en" fo:country="US" officeooo:rsid="008af283"/>
    </style:style>
    <style:style style:name="T26" style:family="text">
      <style:text-properties style:use-window-font-color="true" fo:language="en" fo:country="US" officeooo:rsid="008f622c"/>
    </style:style>
    <style:style style:name="T27" style:family="text">
      <style:text-properties style:use-window-font-color="true" officeooo:rsid="0038293e"/>
    </style:style>
    <style:style style:name="T28" style:family="text">
      <style:text-properties officeooo:rsid="00840d51" fo:background-color="#ffff00" loext:char-shading-value="0"/>
    </style:style>
    <style:style style:name="T29" style:family="text">
      <style:text-properties officeooo:rsid="00840d51"/>
    </style:style>
    <style:style style:name="T30" style:family="text">
      <style:text-properties fo:color="#ff3333" officeooo:rsid="004b33dc"/>
    </style:style>
    <style:style style:name="T31" style:family="text">
      <style:text-properties fo:color="#ff3333" officeooo:rsid="003c4a52"/>
    </style:style>
    <style:style style:name="T32" style:family="text">
      <style:text-properties fo:color="#ff3333" officeooo:rsid="004fe199"/>
    </style:style>
    <style:style style:name="T33" style:family="text">
      <style:text-properties fo:language="en" fo:country="US"/>
    </style:style>
    <style:style style:name="T34" style:family="text">
      <style:text-properties fo:language="en" fo:country="US" officeooo:rsid="003c4a52"/>
    </style:style>
    <style:style style:name="T35" style:family="text">
      <style:text-properties fo:language="en" fo:country="US" officeooo:rsid="003f0f08"/>
    </style:style>
    <style:style style:name="T36" style:family="text">
      <style:text-properties fo:language="en" fo:country="US" officeooo:rsid="004c9699"/>
    </style:style>
    <style:style style:name="T37" style:family="text">
      <style:text-properties fo:language="en" fo:country="US" fo:background-color="#ffff00" loext:char-shading-value="0"/>
    </style:style>
    <style:style style:name="T38" style:family="text">
      <style:text-properties fo:language="en" fo:country="US" officeooo:rsid="007ad9c9"/>
    </style:style>
    <style:style style:name="T39" style:family="text">
      <style:text-properties officeooo:rsid="004fb46e"/>
    </style:style>
    <style:style style:name="T40" style:family="text">
      <style:text-properties officeooo:rsid="002c68fc"/>
    </style:style>
    <style:style style:name="T41" style:family="text">
      <style:text-properties officeooo:rsid="003db7b7"/>
    </style:style>
    <style:style style:name="T42" style:family="text">
      <style:text-properties officeooo:rsid="004fe199"/>
    </style:style>
    <style:style style:name="T43" style:family="text">
      <style:text-properties officeooo:rsid="003c4a52"/>
    </style:style>
    <style:style style:name="T44" style:family="text">
      <style:text-properties officeooo:rsid="0052fc81"/>
    </style:style>
    <style:style style:name="T45" style:family="text">
      <style:text-properties officeooo:rsid="0052ccd1"/>
    </style:style>
    <style:style style:name="T46" style:family="text">
      <style:text-properties officeooo:rsid="008af283"/>
    </style:style>
    <style:style style:name="T47" style:family="text">
      <style:text-properties officeooo:rsid="00430258"/>
    </style:style>
    <style:style style:name="T48" style:family="text">
      <style:text-properties fo:font-style="italic" officeooo:rsid="00430258" style:font-style-asian="italic" style:font-style-complex="italic"/>
    </style:style>
    <style:style style:name="T49" style:family="text">
      <style:text-properties fo:font-style="italic" officeooo:rsid="006c008b" style:font-style-asian="italic" style:font-style-complex="italic"/>
    </style:style>
    <style:style style:name="T50" style:family="text">
      <style:text-properties officeooo:rsid="002c7a2e"/>
    </style:style>
    <style:style style:name="T51" style:family="text">
      <style:text-properties officeooo:rsid="002f1bfe"/>
    </style:style>
    <style:style style:name="T52" style:family="text">
      <style:text-properties officeooo:rsid="00349dfb"/>
    </style:style>
    <style:style style:name="T53" style:family="text">
      <style:text-properties officeooo:rsid="003e83f0"/>
    </style:style>
    <style:style style:name="T54" style:family="text">
      <style:text-properties officeooo:rsid="00404275"/>
    </style:style>
    <style:style style:name="T55" style:family="text">
      <style:text-properties officeooo:rsid="0041aeab"/>
    </style:style>
    <style:style style:name="T56" style:family="text">
      <style:text-properties officeooo:rsid="004c9699"/>
    </style:style>
    <style:style style:name="T57" style:family="text">
      <style:text-properties officeooo:rsid="0053925c"/>
    </style:style>
    <style:style style:name="T58" style:family="text">
      <style:text-properties officeooo:rsid="005f6dde"/>
    </style:style>
    <style:style style:name="T59" style:family="text">
      <style:text-properties officeooo:rsid="00606890"/>
    </style:style>
    <style:style style:name="T60" style:family="text">
      <style:text-properties officeooo:rsid="00318ed6"/>
    </style:style>
    <style:style style:name="T61" style:family="text">
      <style:text-properties officeooo:rsid="0072ed61"/>
    </style:style>
    <style:style style:name="T62" style:family="text">
      <style:text-properties officeooo:rsid="0074c792"/>
    </style:style>
    <style:style style:name="T63" style:family="text">
      <style:text-properties officeooo:rsid="00797115"/>
    </style:style>
    <style:style style:name="T64" style:family="text">
      <style:text-properties officeooo:rsid="0029da6a"/>
    </style:style>
    <style:style style:name="T65" style:family="text">
      <style:text-properties officeooo:rsid="0080b924"/>
    </style:style>
    <style:style style:name="T66" style:family="text">
      <style:text-properties officeooo:rsid="00877594"/>
    </style:style>
    <style:style style:name="T67" style:family="text">
      <style:text-properties officeooo:rsid="008db0ec"/>
    </style:style>
    <style:style style:name="T68" style:family="text">
      <style:text-properties officeooo:rsid="008e6ad1"/>
    </style:style>
    <style:style style:name="T69" style:family="text">
      <style:text-properties officeooo:rsid="0092f8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145012960" text:id="ct145012960">
          <text:deletion>
            <office:change-info>
              <dc:creator>Tanel Saimre</dc:creator>
              <dc:date>2017-01-25T17:21:00</dc:date>
            </office:change-info>
            <text:p text:style-name="P1">that</text:p>
          </text:deletion>
        </text:changed-region>
        <text:changed-region xml:id="ct120933840" text:id="ct120933840">
          <text:insertion>
            <office:change-info>
              <dc:creator>Tanel Saimre</dc:creator>
              <dc:date>2017-01-25T17:21:00</dc:date>
            </office:change-info>
          </text:insertion>
        </text:changed-region>
        <text:changed-region xml:id="ct141581040" text:id="ct141581040">
          <text:deletion>
            <office:change-info>
              <dc:creator>Tanel Saimre</dc:creator>
              <dc:date>2017-01-25T17:22:00</dc:date>
            </office:change-info>
            <text:p text:style-name="P1">provides </text:p>
          </text:deletion>
        </text:changed-region>
        <text:changed-region xml:id="ct141532560" text:id="ct141532560">
          <text:insertion>
            <office:change-info>
              <dc:creator>Tanel Saimre</dc:creator>
              <dc:date>2017-01-25T17:22:00</dc:date>
            </office:change-info>
          </text:insertion>
        </text:changed-region>
        <text:changed-region xml:id="ct141532784" text:id="ct141532784">
          <text:deletion>
            <office:change-info>
              <dc:creator>Tanel Saimre</dc:creator>
              <dc:date>2017-01-25T17:22:00</dc:date>
            </office:change-info>
            <text:p text:style-name="P2"><text:span text:style-name="T1">supposed</text:span></text:p>
          </text:deletion>
        </text:changed-region>
        <text:changed-region xml:id="ct120853568" text:id="ct120853568">
          <text:deletion>
            <office:change-info>
              <dc:creator>Tanel Saimre</dc:creator>
              <dc:date>2017-01-25T17:22:00</dc:date>
            </office:change-info>
            <text:p text:style-name="P3">.</text:p>
            <text:p text:style-name="P3"/>
          </text:deletion>
        </text:changed-region>
        <text:changed-region xml:id="ct120878688" text:id="ct120878688">
          <text:insertion>
            <office:change-info>
              <dc:creator>Tanel Saimre</dc:creator>
              <dc:date>2017-01-25T17:23:00</dc:date>
            </office:change-info>
          </text:insertion>
        </text:changed-region>
        <text:changed-region xml:id="ct143422672" text:id="ct143422672">
          <text:insertion>
            <office:change-info>
              <dc:creator>Tanel Saimre</dc:creator>
              <dc:date>2017-01-25T17:23:00</dc:date>
            </office:change-info>
          </text:insertion>
        </text:changed-region>
        <text:changed-region xml:id="ct143103936" text:id="ct143103936">
          <text:deletion>
            <office:change-info>
              <dc:creator>Tanel Saimre</dc:creator>
              <dc:date>2017-01-25T17:24:00</dc:date>
            </office:change-info>
            <text:p text:style-name="P4"><text:span text:style-name="T2">anything in </text:span></text:p>
          </text:deletion>
        </text:changed-region>
        <text:changed-region xml:id="ct143571952" text:id="ct143571952">
          <text:insertion>
            <office:change-info>
              <dc:creator>Tanel Saimre</dc:creator>
              <dc:date>2017-01-25T17:24:00</dc:date>
            </office:change-info>
          </text:insertion>
        </text:changed-region>
        <text:changed-region xml:id="ct144102272" text:id="ct144102272">
          <text:insertion>
            <office:change-info>
              <dc:creator>Tanel Saimre</dc:creator>
              <dc:date>2017-01-25T17:23:00</dc:date>
            </office:change-info>
          </text:insertion>
        </text:changed-region>
        <text:changed-region xml:id="ct190388192" text:id="ct190388192">
          <text:insertion>
            <office:change-info>
              <dc:creator>Luc Saffre</dc:creator>
              <dc:date>2017-01-30T21:01:00</dc:date>
            </office:change-info>
          </text:insertion>
        </text:changed-region>
        <text:changed-region xml:id="ct143150288" text:id="ct143150288">
          <text:deletion>
            <office:change-info>
              <dc:creator>Tanel Saimre</dc:creator>
              <dc:date>2017-01-25T17:31:00</dc:date>
            </office:change-info>
            <text:p text:style-name="P5"><text:span text:style-name="T3">in</text:span></text:p>
          </text:deletion>
        </text:changed-region>
        <text:changed-region xml:id="ct144542144" text:id="ct144542144">
          <text:insertion>
            <office:change-info>
              <dc:creator>Tanel Saimre</dc:creator>
              <dc:date>2017-01-25T17:31:00</dc:date>
            </office:change-info>
          </text:insertion>
        </text:changed-region>
        <text:changed-region xml:id="ct144537632" text:id="ct144537632">
          <text:deletion>
            <office:change-info>
              <dc:creator>Tanel Saimre</dc:creator>
              <dc:date>2017-01-25T17:31:00</dc:date>
            </office:change-info>
            <text:p text:style-name="P5"><text:span text:style-name="T4"><text:s/>way</text:span></text:p>
          </text:deletion>
        </text:changed-region>
        <text:changed-region xml:id="ct120878464" text:id="ct120878464">
          <text:insertion>
            <office:change-info>
              <dc:creator>Tanel Saimre</dc:creator>
              <dc:date>2017-01-25T17:32:00</dc:date>
            </office:change-info>
          </text:insertion>
        </text:changed-region>
        <text:changed-region xml:id="ct144119488" text:id="ct144119488">
          <text:deletion>
            <office:change-info>
              <dc:creator>Tanel Saimre</dc:creator>
              <dc:date>2017-01-25T17:37:00</dc:date>
            </office:change-info>
            <text:p text:style-name="P6"><text:span text:style-name="T5">(can go away:)</text:span><text:span text:style-name="T6"> 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Lino <text:span text:style-name="T64">Hosting Service Level Agreement</text:span></text:h>
      <text:h text:style-name="Heading_20_2" text:outline-level="2">Introduction</text:h>
      <text:p text:style-name="P1">This Service Level Agreement (“SLA”) describes the service <text:change text:change-id="ct145012960"/><text:change-start text:change-id="ct120933840"/><text:span text:style-name="T68">provided by</text:span><text:change-end text:change-id="ct120933840"/> Rumma &amp; Ko (“Provider”) <text:change text:change-id="ct141581040"/>to [Company name] (“Client”). </text:p>
      <text:p text:style-name="P2"><text:span text:style-name="T1">The Client is </text:span><text:change-start text:change-id="ct141532560"/><text:span text:style-name="T1">assumed</text:span><text:change-end text:change-id="ct141532560"/><text:change text:change-id="ct141532784"/><text:span text:style-name="T1"> to have a support &amp; maintenance agreement with a third-party provider (“Maintainer”) of their choice which </text:span>cover<text:span text:style-name="T63">s</text:span> end-user support, setup, configuration, bugfixes <text:span text:style-name="T63">and</text:span> updates <text:span text:style-name="T1">for the Lino application itself. This SLA does </text:span><text:span text:style-name="T49">not </text:span><text:span text:style-name="T1">cover these services.</text:span></text:p>
      <text:h text:style-name="Heading_20_2" text:outline-level="2">Duration and fee</text:h>
      <text:p text:style-name="P3">This agreement <text:span text:style-name="T62">starts on [Start date] and lasts </text:span>for an undetermined period of time<text:change text:change-id="ct120853568"/>, with a yearly option on both sides to terminate.</text:p>
      <text:p text:style-name="P11">The <text:span text:style-name="T61">basic annual </text:span>fee is <text:span text:style-name="T61">fixed to [Base Fee] € / year.</text:span></text:p>
      <text:p text:style-name="P18">The fee is adapted yearly according to the <text:change-start text:change-id="ct120878688"/><text:span text:style-name="T68">latest </text:span><text:change-end text:change-id="ct120878688"/>consumer price index as published by the national statistics board in the client's country.</text:p>
      <text:p text:style-name="P12"><text:span text:style-name="T67">The fee </text:span>may be adapted <text:span text:style-name="T62">by the Provider once per year depending on changed circumstances or market situation. In case the fee increases by more than 5%, the Provider must announce the price change at least one month in advance.</text:span></text:p>
      <text:p text:style-name="P4"><text:span text:style-name="T2">The Provider has </text:span><text:change-start text:change-id="ct143422672"/><text:span text:style-name="T10">the </text:span><text:change-end text:change-id="ct143422672"/><text:span text:style-name="T2">right to change </text:span><text:change text:change-id="ct143103936"/><text:change-start text:change-id="ct143571952"/><text:span text:style-name="T10">the terms of </text:span><text:change-end text:change-id="ct143571952"/><text:span text:style-name="T2">this agreement with a notice </text:span><text:change-start text:change-id="ct144102272"/><text:span text:style-name="T10">of </text:span><text:change-end text:change-id="ct144102272"/><text:span text:style-name="T2">one month before it takes effect. </text:span></text:p>
      <text:p text:style-name="P28">The general terms and conditions of Rumma &amp; Ko OÜ apply.<text:change-start text:change-id="ct190388192"/> <text:span text:style-name="T69">[ZZZ so we need to write them]</text:span><text:change-end text:change-id="ct190388192"/></text:p>
      <text:h text:style-name="P25" text:outline-level="2"><text:span text:style-name="T41">The </text:span>Provider<text:span text:style-name="T56">'s Obligations</text:span></text:h>
      <text:p text:style-name="P17"><text:span text:style-name="T36">The Provider </text:span><text:span text:style-name="T35">commits itself to offer a high level of service and exceptional customer experience</text:span><text:span text:style-name="T33"> at all times. </text:span><text:span text:style-name="T34">The Provider:</text:span></text:p>
      <text:list xml:id="list1766965038290110497" text:style-name="L1">
        <text:list-item>
          <text:p text:style-name="P29"><text:span text:style-name="T43">Carries out the i</text:span>nitial system and domain setup, <text:span text:style-name="T53">sets up a virtual server</text:span> host<text:span text:style-name="T52">ing system.</text:span></text:p>
        </text:list-item>
        <text:list-item>
          <text:p text:style-name="P30"><text:span text:style-name="T54">Allows SSH</text:span> access to the server <text:span text:style-name="T53">to the client’s </text:span>designated <text:span text:style-name="T43">L</text:span>ino dev<text:span text:style-name="T52">e</text:span>loper <text:span text:style-name="T43">who is responsible for installing any Lino applications working on the system.</text:span></text:p>
        </text:list-item>
        <text:list-item>
          <text:p text:style-name="P46"><text:span text:style-name="T13">Ensures 99.8% uptime </text:span><text:span text:style-name="T33">during business hours (</text:span><text:span text:style-name="T38">[Business hours:</text:span><text:span text:style-name="T33">Mon-Fri 8:00-18:00</text:span><text:span text:style-name="T38">]</text:span><text:span text:style-name="T33">, except legal holidays </text:span><text:span text:style-name="T37">in Estonia</text:span><text:span text:style-name="T33">).</text:span></text:p>
        </text:list-item>
        <text:list-item>
          <text:p text:style-name="P33">Makes sure no confidential information is made available to third parties. The Provider uses client information solely for administering the account and collecting usage statistics.</text:p>
        </text:list-item>
        <text:list-item>
          <text:p text:style-name="P47"><text:soft-page-break/><text:span text:style-name="T14">Takes all security measures necessary for protecting the </text:span><text:span text:style-name="T11">system </text:span><text:change text:change-id="ct143150288"/><text:change-start text:change-id="ct144542144"/><text:span text:style-name="T26">as</text:span><text:change-end text:change-id="ct144542144"/><text:span text:style-name="T3"> a </text:span><text:span text:style-name="T23">bonus pater familias</text:span><text:change text:change-id="ct144537632"/><text:change-start text:change-id="ct120878464"/><text:span text:style-name="T3"> </text:span><text:span text:style-name="T26">[ZZZ I’m not sure this is legally meaningful]</text:span><text:change-end text:change-id="ct120878464"/><text:span text:style-name="T3">.</text:span></text:p>
        </text:list-item>
        <text:list-item>
          <text:p text:style-name="P34">Responds to any critical server issue during business hours within 4 hours and resolves it as quickly as possible. </text:p>
        </text:list-item>
        <text:list-item>
          <text:p text:style-name="P32"><text:span text:style-name="T39">Makes </text:span>nightly backups of data and can restore the server to last night's standing. <text:span text:style-name="T46">The Provider is </text:span>not responsible for any data loss occurring despite these precautions. Additional offsite backup plans are available as an extra service. </text:p>
          <text:p text:style-name="P31"/>
        </text:list-item>
      </text:list>
      <text:h text:style-name="P24" text:outline-level="2"><text:span text:style-name="T41">The C</text:span>lient<text:span text:style-name="T56">'s Obligations</text:span></text:h>
      <text:p text:style-name="P20"><text:span text:style-name="T20">T</text:span><text:span text:style-name="T11">he Client uses the server in good will</text:span><text:span text:style-name="T22"> as agreed with Provider. In addition, the Client:</text:span></text:p>
      <text:list xml:id="list8099105458007172177" text:style-name="L2">
        <text:list-item>
          <text:p text:style-name="P35"><text:span text:style-name="T41">P</text:span>a<text:span text:style-name="T40">ys the service fee in full by the agreed time (monthly or yearly)</text:span></text:p>
        </text:list-item>
        <text:list-item>
          <text:p text:style-name="P35"><text:span text:style-name="T40">Maintains good communication with the Provider at all times and r</text:span>eport<text:span text:style-name="T40">s</text:span> <text:span text:style-name="T40">any problems concerning the service as soon as possible via previously agreed communication channels.</text:span></text:p>
        </text:list-item>
        <text:list-item>
          <text:p text:style-name="P36"><text:span text:style-name="T41">A</text:span>nswer<text:span text:style-name="T40">s</text:span> to callback question <text:span text:style-name="T40">from the Provider and p</text:span>rovide<text:span text:style-name="T40">s</text:span> any information needed to solve <text:span text:style-name="T40">the </text:span>problem <text:span text:style-name="T40">to the best of their ability via previously agreed communication channels. </text:span></text:p>
        </text:list-item>
        <text:list-item>
          <text:p text:style-name="P38"><text:span text:style-name="T41">A</text:span>llows for scheduled maintenance and upgrading works to be performed on the server and is helpful in determin<text:span text:style-name="T57">ing</text:span> the best manner and schedule for performing these works. </text:p>
        </text:list-item>
        <text:list-item>
          <text:p text:style-name="P48"><text:span text:style-name="T19">U</text:span><text:span text:style-name="T11">se</text:span><text:span text:style-name="T21">s</text:span><text:span text:style-name="T11"> the system </text:span><text:span text:style-name="T21">only </text:span><text:span text:style-name="T11">as intended </text:span><text:span text:style-name="T21">for the purpose of running the Lino applications. The client refrains from using the server for other purposes</text:span><text:span text:style-name="T18"> or</text:span><text:span text:style-name="T21"> overloading the server either on purpose o</text:span><text:span text:style-name="T18">r</text:span><text:span text:style-name="T21"> by accident.</text:span></text:p>
        </text:list-item>
      </text:list>
      <text:h text:style-name="Heading_20_2" text:outline-level="2"><text:span text:style-name="T15">Downtime </text:span><text:span text:style-name="T25">and data loss</text:span></text:h>
      <text:p text:style-name="P15">In case <text:span text:style-name="T52">the Provider </text:span>fails to provide the hosting service according to the <text:span text:style-name="T51">terms set in this agreement, they offer account credit in the following amounts:</text:span></text:p>
      <text:list xml:id="list1319514428984282560" text:style-name="L3">
        <text:list-item>
          <text:p text:style-name="P39">In case the downtime caused by the Provider exceeds the limit set in this SLA we compensate by one day <text:span text:style-name="T59">(week?) </text:span>of free services per hour of downtime. <text:span text:style-name="T58">(ZZZ seems not very much)</text:span></text:p>
        </text:list-item>
      </text:list>
      <text:p text:style-name="P16"><text:span text:style-name="T66">The Provider Upgrades the </text:span>system <text:span text:style-name="T55">regularly at times agreed with the Client in a way such as to cause minimal disruption to operations. </text:span>The downtime caused by <text:span text:style-name="T66">a </text:span>scheduled maintenance <text:span text:style-name="T66">operation </text:span>is not counted into the yearly limit.</text:p>
      <text:p text:style-name="P16"><text:span text:style-name="T60">The Provider cannot be made responsible for security problems</text:span> caused by <text:span text:style-name="T47">the Client's inadvertence, including but not limited to malware on their system and granting inappropriate user permissions, giving SSH</text:span> access to the server to end-user<text:span text:style-name="T65">s</text:span> or <text:span text:style-name="T65">unauthorized third parties.</text:span></text:p>
      <text:p text:style-name="P14"><text:soft-page-break/><text:span text:style-name="T60">This SLA does not apply in circumstances that could be reasonably said to be beyond the Supplier’s control (</text:span><text:span text:style-name="T48">force majeure</text:span><text:span text:style-name="T47">) including but not limited to natural or man-made disasters, </text:span>regionwide internet disruptions or power loss.</text:p>
      <text:p text:style-name="P22"><text:span text:style-name="T16">No compensation if it is clearly a case of an outside attack (</text:span><text:span text:style-name="T18">DDOS</text:span><text:span text:style-name="T16"> or similar). D</text:span><text:span text:style-name="T18">DOS</text:span><text:span text:style-name="T16"> protection can be bought </text:span><text:span text:style-name="T17">from third party providers </text:span><text:span text:style-name="T16">for additional cost covered by the client.</text:span></text:p>
      <text:h text:style-name="P27" text:outline-level="2">Extra services</text:h>
      <text:p text:style-name="P21">The Provider can provide the following services for an extra fee negotiated separately<text:span text:style-name="T42">:</text:span></text:p>
      <text:list xml:id="list210212046397836" text:continue-list="list8099105458007172177" text:style-name="L2">
        <text:list-item>
          <text:p text:style-name="P37">24/<text:span text:style-name="T43">7</text:span> <text:span text:style-name="T43">Critical Issues S</text:span>upport <text:span text:style-name="T43">that monitors the server and takes care of critical issues (</text:span>connection problems <text:span text:style-name="T43">on Provider side, severe s</text:span>erver <text:span text:style-name="T43">problems, and similar). All non-critical issues will be dealt with during normal business hours (Mon-Fri 9:00-18:00). Response times for emergency support (investigating the problem, coming up with a fix) are </text:span><text:span text:style-name="T31">2 hours during business hours and 4 hours outside business hours</text:span><text:span text:style-name="T32">. </text:span></text:p>
        </text:list-item>
        <text:list-item>
          <text:p text:style-name="P40"><text:span text:style-name="T43">Offsite b</text:span>ackup plans<text:span text:style-name="T44"> with third party providers.</text:span></text:p>
        </text:list-item>
        <text:list-item>
          <text:p text:style-name="P42"><text:span text:style-name="T45">Assistance</text:span> with buying protection <text:span text:style-name="T45">against DDOS</text:span> and similar attacks from third party providers. </text:p>
        </text:list-item>
      </text:list>
      <text:h text:style-name="Heading_20_2" text:outline-level="2"><text:span text:style-name="T8">Right of </text:span><text:span text:style-name="T27">T</text:span><text:span text:style-name="T8">ermination</text:span></text:h>
      <text:p text:style-name="P6"><text:change text:change-id="ct144119488"/>The Provider recognizes that it provides services that are critical to the client’s business. The Client may terminate <text:span text:style-name="T6">this SLA </text:span>along with any Support &amp; Maintenance and/or Development Contracts with the supplier, with no penalty, if the Provider fails to meet the service levels agreed hereupon more than <text:span text:style-name="T30">three</text:span> times in any single calendar month.</text:p>
      <text:h text:style-name="P26" text:outline-level="2">Confidentiality of This Agreement</text:h>
      <text:p text:style-name="P9">This <text:span text:style-name="T50">is a confidential </text:span>agreement <text:span text:style-name="T50">signed between the Provider, Rumma &amp; Ko, and the Client. Both parties keep it confidential from other parties. 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0m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4pt" fo:font-weight="bold" style:font-size-asian="115%" style:font-weight-asian="bold" style:font-size-complex="115%" style:font-weight-complex="600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0:02:41.240095663</meta:creation-date>
    <dc:date>2017-01-30T21:02:11.216886864</dc:date>
    <meta:editing-duration>PT7H10M10S</meta:editing-duration>
    <meta:editing-cycles>100</meta:editing-cycles>
    <meta:generator>LibreOffice/5.1.4.2$Linux_X86_64 LibreOffice_project/10m0$Build-2</meta:generator>
    <dc:creator>Luc Saffre</dc:creator>
    <meta:document-statistic meta:table-count="0" meta:image-count="0" meta:object-count="0" meta:page-count="3" meta:paragraph-count="44" meta:word-count="935" meta:character-count="5774" meta:non-whitespace-character-count="4890"/>
  </office:meta>
</office:document-meta>
</file>